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style:font-name="Helvetic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15%"/>
      <style:text-properties style:font-name="Helvetica" fo:font-size="12pt" style:font-size-asian="12pt" style:font-size-complex="12pt"/>
    </style:style>
    <style:style style:name="P3" style:family="paragraph" style:parent-style-name="Standard"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line-height="115%"/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margin-top="1.01mm" fo:margin-bottom="1.01mm" style:contextual-spacing="false" fo:line-height="115%"/>
      <style:text-properties style:font-name="Helvetica" fo:font-size="11pt" officeooo:paragraph-rsid="00197a11" style:font-size-asian="11pt" style:font-size-complex="11pt"/>
    </style:style>
    <style:style style:name="P6" style:family="paragraph" style:parent-style-name="Standard">
      <style:paragraph-properties fo:line-height="115%"/>
      <style:text-properties style:font-name="Helvetica" fo:font-size="11pt" officeooo:paragraph-rsid="00197a11" style:font-size-asian="11pt" style:font-size-complex="11pt"/>
    </style:style>
    <style:style style:name="P7" style:family="paragraph" style:parent-style-name="Standard">
      <style:paragraph-properties fo:line-height="115%"/>
      <style:text-properties style:font-name="Helvetica" fo:font-size="11pt" officeooo:paragraph-rsid="001a75e8" style:font-size-asian="11pt" style:font-size-complex="11pt"/>
    </style:style>
    <style:style style:name="P8" style:family="paragraph" style:parent-style-name="Standard">
      <style:paragraph-properties fo:line-height="100%"/>
      <style:text-properties style:font-name="Helvetica" fo:font-size="11pt" style:font-size-asian="11pt" style:font-size-complex="11pt"/>
    </style:style>
    <style:style style:name="P9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fo:color="#003366" loext:opacity="100%" style:font-name="Helvetica" fo:font-size="11pt" style:font-size-asian="11pt" style:font-size-complex="11pt"/>
    </style:style>
    <style:style style:name="P11" style:family="paragraph" style:parent-style-name="Standard">
      <style:paragraph-properties fo:line-height="115%"/>
      <style:text-properties fo:color="#003366" loext:opacity="100%" style:font-name="Helvetica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00%"/>
      <style:text-properties fo:color="#003366" loext:opacity="100%" style:font-name="Helvetica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3366" loext:opacity="100%" style:font-name="Helvetica" fo:font-size="22pt" fo:font-weight="bold" officeooo:paragraph-rsid="00197a11" style:font-size-asian="22pt" style:font-weight-asian="bold" style:font-size-complex="22pt" style:font-weight-complex="bold"/>
    </style:style>
    <style:style style:name="P14" style:family="paragraph" style:parent-style-name="Standard">
      <style:paragraph-properties fo:line-height="115%"/>
      <style:text-properties fo:color="#666666" loext:opacity="100%" style:font-name="Helvetica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>
      <style:text-properties fo:color="#666666" loext:opacity="100%" style:font-name="Helvetica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75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Justin Knox, CISSP, CISA</text:p>
      <text:p text:style-name="P5"><text:span text:style-name="T1">Phone:</text:span> +1 (313) 824-8535 | <text:span text:style-name="T1">Email:</text:span> jtknox@posteo.de </text:p>
      <text:p text:style-name="P6">Location: Detroit, MI, USA | Nationality: USA</text:p>
      <text:p text:style-name="P12"/>
      <text:p text:style-name="P12">PROFESSIONAL SUMMARY</text:p>
      <text:p text:style-name="P4">Systems &amp; Infrastructure Engineer with 20+ years building scalable, automated platforms across cloud, HPC, and hybrid environments. Skilled in Kubernetes, infrastructure-as-code, and CI/CD pipelines using open-source tools. CISSP, CISA-certified with proven ability to deliver resilient, production-grade systems.</text:p>
      <text:p text:style-name="P4"/>
      <text:p text:style-name="P3"><text:span text:style-name="T1">Featured:</text:span> Google • British Telecom • Scientific Games</text:p>
      <text:p text:style-name="P10"/>
      <text:p text:style-name="P11">PROFESSIONAL EXPERIENCE</text:p>
      <text:p text:style-name="P2"><text:span text:style-name="T1">Cyber Security Analyst | DTE Energy</text:span> (via Strategic Staffing Solutions)</text:p>
      <text:p text:style-name="P4">Gas Cybersecurity Compliance</text:p>
      <text:p text:style-name="P14">Detroit, MI | 10.2024 – Present | 40% Remote</text:p>
      <text:p text:style-name="P4">• Implemented vulnerability management operations across hybrid IT/OT environments, building remediations based on CVE/CVSS scores and tracking via SLA-compliant workflows</text:p>
      <text:p text:style-name="P4">• Integrated TLS, IPsec, and 802.1X protocols with RBAC and ACLs to safeguard mission-critical traffic across segmented networks</text:p>
      <text:p text:style-name="P8"/>
      <text:p text:style-name="P1">Senior IT/OT Infrastructure Administrator | Great Lakes Water Authority</text:p>
      <text:p text:style-name="P4">Cyber &amp; Information Security, Water Resource Recovery Operations</text:p>
      <text:p text:style-name="P14">Detroit, MI | 9.2023 – 10.2024 | Onsite to 20% Remote</text:p>
      <text:p text:style-name="P4">• Built and deployed centralized cyber defense platform integrating SIEM, CMDB, and IPAM (PostgreSQL, Redis, Jenkins) across segmented IT/OT environments</text:p>
      <text:p text:style-name="P4">• Designed and implemented clustered Debian/Red Hat Linux virtualization environment with automated provisioning, patching, and sustainment pipelines using PowerShell and Bash, aligned with NIST 800-53, CSF 2.0, and Zero Trust principles</text:p>
      <text:p text:style-name="P4">• Deployed TLS 1.2 and X.509 certificate frameworks to secure communication channels between DMZ-layer applications</text:p>
      <text:p text:style-name="P8"/>
      <text:p text:style-name="P1">Systems Engineer | Corewell Health <text:span text:style-name="T2">(Project-based via Matech Resources, LLC)</text:span></text:p>
      <text:p text:style-name="P4">Critical Environment Engineering</text:p>
      <text:p text:style-name="P14">Grand Rapids, MI | 6.2023 – 9.2023 | Onsite to 20% Remote</text:p>
      <text:p text:style-name="P4">• Optimized production workflows to cut deployment time by 40% while applying industry-standard methodologies for infrastructure scalability and maintainability</text:p>
      <text:p text:style-name="P8"/>
      <text:p text:style-name="P1">Senior Operations Engineer | Google</text:p>
      <text:p text:style-name="P4">Rotations: Network, Server, Hardware, Engineering Field Services &amp; Cloud VMWare</text:p>
      <text:p text:style-name="P14">Charleston, SC | Reston, VA | Washington DC | 12.2018 – 12.2021 | 100% Onsite</text:p>
      <text:p text:style-name="P4">• Deployed East Coast's Google Cloud VMware Engine project, delivering 75% of milestones ahead of schedule by driving infrastructure readiness, workload isolation, and secure-by-default configurations across production systems</text:p>
      <text:p text:style-name="P4">• Developed automation tools (Bash, Python, G-SQL/BigQuery, gRPC, Borg/Kubernetes) to streamline <text:soft-page-break/>server diagnostics and repair workflows, achieving over 800% efficiency improvement</text:p>
      <text:p text:style-name="P4">• Awarded 19 Peer Bonuses and 2 Challenge Coins for excellence under pressure during Hurricane Dorian and COVID-19 pandemic</text:p>
      <text:p text:style-name="P8"/>
      <text:p text:style-name="P1">Data Center Technician | Switch Inc.</text:p>
      <text:p text:style-name="P4">Network Operations</text:p>
      <text:p text:style-name="P14">Las Vegas, NV | 7.2017 – 12.2018 | 100% Onsite</text:p>
      <text:p text:style-name="P4">• Conducted physical penetration tests for high-profile data center clients</text:p>
      <text:p text:style-name="P4">• Automated ticket workflows with AutoHotKey, reducing processing time by 65%</text:p>
      <text:p text:style-name="P3"/>
      <text:p text:style-name="P1">Senior Technical Specialist | Scientific Games <text:span text:style-name="T2">(formerly Bally Technologies)</text:span></text:p>
      <text:p text:style-name="P4">Technical Training and Documentation Department</text:p>
      <text:p text:style-name="P14">Las Vegas, NV | 11.2013 – 4.2015 | 100% Onsite</text:p>
      <text:p text:style-name="P4">• Developed and deployed company's first internal training portal</text:p>
      <text:p text:style-name="P4">• Implemented Nevada Gaming Control Board and New Jersey Division of Gaming Enforcement security protocols</text:p>
      <text:p text:style-name="P4">• Developed technical field service videos, reducing travel-related training costs by 95%</text:p>
      <text:p text:style-name="P3"/>
      <text:p text:style-name="P1">Senior Network Event Management Technician | British Telecom <text:span text:style-name="T2">(formerly Infonet)</text:span></text:p>
      <text:p text:style-name="P4">Rotations: Network Operations Center, Network Event Management Center, Global Converged Services Center</text:p>
      <text:p text:style-name="P14">El Segundo, CA | 5.2008 – 9.2009 | 100% Onsite</text:p>
      <text:p text:style-name="P4">• Managed incident response for OSI L1-3 across MPLS &amp; BGP, utilizing Cisco, Juniper, and Alcatel-Lucent platforms</text:p>
      <text:p text:style-name="P4">• Developed OpenCV-based machine vision automation scripts to reduce incident resolution time from 4 hours to under 10 minutes</text:p>
      <text:p text:style-name="P3"/>
      <text:p text:style-name="P11">EDUCATION</text:p>
      <text:p text:style-name="P9">Bachelor of Science in Computer Engineering Technology</text:p>
      <text:p text:style-name="P15">DeVry University, Long Beach, California | 10.2003 – 5.2008</text:p>
      <text:p text:style-name="P3">Cum Laude, GPA: 3.6</text:p>
      <text:p text:style-name="P10"/>
      <text:p text:style-name="P11">CERTIFICATIONS</text:p>
      <text:p text:style-name="P4">• <text:span text:style-name="T1">CISSP</text:span> – Certified Information Systems Security Professional (ISC2, March 2024)</text:p>
      <text:p text:style-name="P4">• <text:span text:style-name="T1">CISA</text:span> – Certified Information <text:span text:style-name="T3">Systems</text:span> Auditor (ISACA, November 2024, <text:span text:style-name="T3">Lapsed 2026</text:span>)</text:p>
      <text:p text:style-name="P7">• <text:span text:style-name="T1">Security+</text:span> – CompTIA, <text:span text:style-name="T3">(</text:span>November 2023, <text:span text:style-name="T3">Lapsed 2026</text:span>)</text:p>
      <text:p text:style-name="P4">• <text:span text:style-name="T1">OSCP</text:span> – Offensive Security Certified Professional (<text:span text:style-name="T1">In Progress</text:span>, Expected September 2026)</text:p>
      <text:p text:style-name="P10"/>
      <text:p text:style-name="P11">TECHNICAL SKILLS</text:p>
      <text:p text:style-name="P4"><text:span text:style-name="T1">Infrastructure &amp; Virtualization:</text:span> KVM, ESXi, Hyper-V, Docker, Kubernetes, VMware, AWS, Azure, GCP, System Hardening (Debian, Red Hat, SELinux)</text:p>
      <text:p text:style-name="P4"><text:span text:style-name="T1">Automation &amp; CI/CD:</text:span> Bash, PowerShell, Python, Ansible, Jenkins, GitLab CI/CD, IaC Pipelines</text:p>
      <text:p text:style-name="P4"><text:span text:style-name="T1">Security:</text:span> SIEM, IAM, TLS/X.509, Zero Trust, Network Segmentation, Vulnerability Management</text:p>
      <text:p text:style-name="P4"><text:span text:style-name="T1">Databases &amp; Tools:</text:span> PostgreSQL, Redis, Active Directory, LDAP, Cisco IOS, OPNsense</text:p>
      <text:p text:style-name="P4"><text:span text:style-name="T1">Programming:</text:span> Python, C, C++, Java, JavaScript, Ruby, Assembly</text:p>
      <text:p text:style-name="P4"><text:span text:style-name="T1">Languages:</text:span> English (Native); German &amp; Spanish (A1); French, Chinese, Italian (Basic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line-height="100%" style:register-true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4.23mm" fo:margin-bottom="2.12mm" style:contextual-spacing="false"/>
      <style:text-properties fo:color="#2e75b6" loext:opacity="100%"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3.18mm" fo:margin-bottom="1.76mm" style:contextual-spacing="false"/>
      <style:text-properties fo:color="#2e75b6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mm" fo:margin-bottom="0mm" style:contextual-spacing="false" fo:line-height="100%"/>
      <style:text-properties fo:font-size="10pt" style:font-size-asian="10pt" style:font-size-complex="10pt"/>
    </style:style>
    <style:style style:name="Contact_20_Info" style:display-name="Contact Info" style:family="paragraph">
      <style:paragraph-properties fo:margin-top="0mm" fo:margin-bottom="0.71mm" style:contextual-spacing="false"/>
      <style:text-properties style:font-name="Arial" fo:font-family="Arial" style:font-family-generic="roman" style:font-pitch="variable"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19.98mm" fo:margin-bottom="19.98mm" fo:margin-left="19.98mm" fo:margin-right="19.98mm" style:register-truth-ref-style-name="Text_20_body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Justin Knox</dc:creator>
    <meta:editing-cycles>15</meta:editing-cycles>
    <meta:creation-date>2026-02-12T23:55:58.799000000</meta:creation-date>
    <dc:date>2026-04-07T05:41:07.345397135</dc:date>
    <meta:print-date>2026-02-12T22:02:54.539204690</meta:print-date>
    <meta:printed-by>PDF files: Justin Knox</meta:printed-by>
    <meta:editing-duration>PT1H43M57S</meta:editing-duration>
    <meta:generator>LibreOffice/24.2.7.2$Linux_X86_64 LibreOffice_project/420$Build-2</meta:generator>
    <meta:document-statistic meta:table-count="0" meta:image-count="0" meta:object-count="0" meta:page-count="2" meta:paragraph-count="60" meta:word-count="655" meta:character-count="4879" meta:non-whitespace-character-count="4271"/>
  </office:meta>
</office:document-meta>
</file>